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70000028471F6B33024B9BF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0.8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467cm" svg:x="1.001cm" svg:y="6.996cm">
          <draw:image xlink:href="Pictures/10000000000003170000028471F6B33024B9BF49.png" xlink:type="simple" xlink:show="embed" xlink:actuate="onLoad">
            <text:p/>
          </draw:image>
        </draw:frame>
        <draw:line draw:style-name="gr2" draw:text-style-name="P1" draw:layer="layout" svg:x1="4.049cm" svg:y1="7.865cm" svg:x2="4.049cm" svg:y2="10.659cm">
          <text:p/>
        </draw:line>
        <draw:frame draw:style-name="gr3" draw:text-style-name="P2" draw:layer="layout" svg:width="4.826cm" svg:height="1.673cm" svg:x="3.958cm" svg:y="7.836cm">
          <draw:text-box>
            <text:p/>
            <text:p>Field direction</text:p>
          </draw:text-box>
        </draw:frame>
        <draw:line draw:style-name="gr4" draw:text-style-name="P1" draw:layer="layout" svg:x1="4.529cm" svg:y1="20.565cm" svg:x2="4.529cm" svg:y2="17.898cm">
          <text:p/>
        </draw:line>
        <draw:line draw:style-name="gr4" draw:text-style-name="P1" draw:layer="layout" svg:x1="4.557cm" svg:y1="20.565cm" svg:x2="7.224cm" svg:y2="20.565cm">
          <text:p/>
        </draw:line>
        <draw:frame draw:style-name="gr5" draw:text-style-name="P2" draw:layer="layout" svg:width="1.27cm" svg:height="1.143cm" svg:x="3.668cm" svg:y="18.152cm">
          <draw:text-box>
            <text:p>y</text:p>
          </draw:text-box>
        </draw:frame>
        <draw:frame draw:style-name="gr6" draw:text-style-name="P2" draw:layer="layout" svg:width="1.27cm" svg:height="1.089cm" svg:x="5.573cm" svg:y="20.565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2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3T17:44:36.249835389</dc:date>
    <meta:editing-duration>PT14H16M21S</meta:editing-duration>
    <meta:editing-cycles>3</meta:editing-cycles>
    <meta:generator>LibreOffice/5.1.6.2$Linux_X86_64 LibreOffice_project/10m0$Build-2</meta:generator>
    <meta:document-statistic meta:object-count="7"/>
  </office:meta>
</office:document-meta>
</file>